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MarkupConfigurerBeanDefinitionParser.isEligibleAttribu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ConfigurerBeanDefinitionParser.resolveId( Element element , AbstractBeanDefinition definition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ConfigurerBeanDefinitionParser.getBeanClassN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